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Liberation Mono1" svg:font-family="'Liberation Mono'" style:font-family-generic="modern" style:font-pitch="fixed"/>
    <style:font-face style:name="FreeMono" svg:font-family="FreeMono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FreeMono1" fo:font-size="18pt" style:font-size-asian="18pt" style:font-size-complex="18pt"/>
    </style:style>
    <style:style style:name="P2" style:family="paragraph">
      <style:paragraph-properties fo:margin-top="0cm" fo:margin-bottom="0.102cm"/>
      <style:text-properties style:font-name="Courier New" fo:font-size="17pt" style:font-size-asian="18pt" style:font-size-complex="18pt"/>
    </style:style>
    <style:style style:name="T1" style:family="text">
      <style:text-properties style:font-name="FreeMono1" fo:font-size="18pt" style:font-size-asian="18pt" style:font-size-complex="18pt"/>
    </style:style>
    <style:style style:name="T2" style:family="text">
      <style:text-properties style:font-name="Courier New" fo:font-size="17pt" style:font-size-asian="18pt" style:font-size-complex="18pt"/>
    </style:style>
    <style:style style:name="T3" style:family="text">
      <style:text-properties style:font-name="Courier New" fo:font-size="17pt" fo:font-weight="bold" style:font-size-asian="18pt" style:font-weight-asian="bold" style:font-size-complex="18pt" style:font-weight-complex="bold"/>
    </style:style>
    <style:style style:name="T4" style:family="text">
      <style:text-properties style:font-name="Courier New" fo:font-size="17pt" fo:font-weight="bold" style:font-size-asian="18pt" style:font-size-complex="18pt"/>
    </style:style>
    <style:style style:name="T5" style:family="text">
      <style:text-properties style:font-name="Courier New" fo:font-size="17pt" style:text-underline-style="solid" style:text-underline-width="auto" style:text-underline-color="font-color" fo:font-weight="bold" style:font-size-asian="18pt" style:font-size-complex="18pt"/>
    </style:style>
    <style:style style:name="T6" style:family="text">
      <style:text-properties style:font-name="Liberation Mono1" fo:font-size="20pt" style:font-size-asian="20pt" style:font-size-complex="20pt"/>
    </style:style>
    <style:style style:name="T7" style:family="text">
      <style:text-properties style:font-name="Liberation Mono1" fo:font-size="18pt" style:font-size-asian="18pt" style:font-size-complex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Eight Letters</text:p>
            <text:p>Most Word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halle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om a given dictionary find the bag of eight letters that spells the most words.</text:p>
              </text:list-item>
              <text:list-item>
                <text:p>Find how many words those eight letters spell.</text:p>
              </text:list-item>
              <text:list-item>
                <text:p>Do it quickly.</text:p>
              </text:list-item>
              <text:list-item>
                <text:p>Implement it as a Perl modu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will be a pure-Perl winner, and a “by any means” winner.</text:p>
              </text:list-item>
              <text:list-item>
                <text:p>The module must support an OO interface to be described shortly.</text:p>
              </text:list-item>
              <text:list-item>
                <text:p>The module must generate the results in real time as the object is instantiated and accessed.</text:p>
              </text:list-item>
              <text:list-item>
                <text:p>“Pure-Perl” means any core Perl module (even if it's not pure), or any CPAN module that is pure Perl. </text:p>
                <text:list>
                  <text:list-item>
                    <text:p>(Should List::MoreUtils be a legal exception to the pure-Perl rule?).</text:p>
                  </text:list-item>
                </text:list>
              </text:list-item>
              <text:list-item>
                <text:p>“by any means” means anything goes as long as the Perl interface meets the spec, the “work” isn't cached between object instantiations, and I'm able to reasonably install the necessary components. – Creativity welcom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interface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  <text:p><text:span text:style-name="T1">my $obj = EightLetters::YourName-&gt;new( </text:span></text:p>
                <text:list>
                  <text:list-header>
                    <text:p><text:span text:style-name="T1">dict =&gt; $dict_aref, </text:span></text:p>
                    <text:p><text:span text:style-name="T1">debug =&gt; 0 <text:s text:c="9"/># Optional</text:span></text:p>
                  </text:list-header>
                </text:list>
                <text:p><text:span text:style-name="T1">);</text:span></text:p>
                <text:p><text:span text:style-name="T1">my $best_letters = $obj-&gt;letters;</text:span></text:p>
                <text:p><text:span text:style-name="T1">my $words_spelled = $obj-&gt;count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Sample test program.</text:p>
          </draw:text-box>
        </draw:frame>
        <draw:frame presentation:style-name="pr4" draw:text-style-name="P2" draw:layer="layout" svg:width="26.416cm" svg:height="14.39cm" svg:x="0.762cm" svg:y="4.914cm" presentation:class="outline" presentation:user-transformed="true">
          <draw:text-box>
            <text:p text:style-name="P2"><text:span text:style-name="T2">use strict; <text:s text:c="17"/>use warnings;</text:span></text:p>
            <text:p text:style-name="P2"><text:span text:style-name="T2">use FindBin; <text:s text:c="16"/>use lib "$FindBin::Bin/../lib";</text:span></text:p>
            <text:p text:style-name="P2"><text:span text:style-name="T3">use Dictionary;</text:span><text:span text:style-name="T2"> <text:s text:c="13"/>use Test::More;</text:span></text:p>
            <text:p text:style-name="P2"><text:span text:style-name="T3">use EightLetters::Oswald;</text:span></text:p>
            <text:p text:style-name="P2"><text:span text:style-name="T2"/></text:p>
            <text:p text:style-name="P2"><text:span text:style-name="T3">my $dict_aref = Dictionary-&gt;new-&gt;words;</text:span></text:p>
            <text:p text:style-name="P2"><text:span text:style-name="T2"/></text:p>
            <text:p text:style-name="P2"><text:span text:style-name="T2"># my $el = </text:span><text:span text:style-name="T3">EightLetters::Oswald-&gt;new( dict =&gt; $dict_aref );</text:span></text:p>
            <text:p text:style-name="P2"><text:span text:style-name="T2">my $el = new_ok( 'EightLetters::Oswald' =&gt; [ dict =&gt; $dict_aref ] );</text:span></text:p>
            <text:p text:style-name="P2"><text:span text:style-name="T2"/></text:p>
            <text:p text:style-name="P2"><text:span text:style-name="T2">is(</text:span></text:p>
            <text:p text:style-name="P2"><text:span text:style-name="T2"><text:s text:c="2"/></text:span><text:span text:style-name="T2">join( '', sort split //, </text:span><text:span text:style-name="T4">$el-&gt;letters </text:span><text:span text:style-name="T2">), '</text:span><text:span text:style-name="T5">aeinprst</text:span><text:span text:style-name="T2">', </text:span></text:p>
            <text:p text:style-name="P2"><text:span text:style-name="T2"><text:s text:c="2"/></text:span><text:span text:style-name="T2">'Found correct letters.'</text:span></text:p>
            <text:p text:style-name="P2"><text:span text:style-name="T2">);</text:span></text:p>
            <text:p text:style-name="P2"><text:span text:style-name="T2"/></text:p>
            <text:p text:style-name="P2"><text:span text:style-name="T2">is( </text:span><text:span text:style-name="T4">$el-&gt;count</text:span><text:span text:style-name="T2">, </text:span><text:span text:style-name="T5">346</text:span><text:span text:style-name="T2">, 'Found correct word count.' );</text:span></text:p>
            <text:p text:style-name="P2"><text:span text:style-name="T2"/></text:p>
            <text:p text:style-name="P2"><text:span text:style-name="T2">done_testing();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diction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e the following examples for how the dictionary will be provided to your object:</text:p>
                <text:p><text:span text:style-name="T6"/></text:p>
                <text:p><text:span text:style-name="T6">bin/dev.pl</text:span></text:p>
                <text:p><text:span text:style-name="T6">bin/bencheight.pl</text:span></text:p>
                <text:p><text:span text:style-name="T6"/></text:p>
              </text:list-item>
              <text:list-item>
                <text:p>See the following module for how the dictionary is implemented:</text:p>
                <text:p><text:span text:style-name="T7"/></text:p>
                <text:p><text:span text:style-name="T7">lib/Dictionary.p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Dictionary (Description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ains about 80k+ words of 2 or more characters length.</text:p>
              </text:list-item>
              <text:list-item>
                <text:p>Many words are longer than eight characters, and should be ignored.</text:p>
              </text:list-item>
              <text:list-item>
                <text:p>Some words have trailing non-alpha characters, which may simply be truncated (but it's free).</text:p>
              </text:list-item>
              <text:list-item>
                <text:p>The test scripts should instantiate the dictionary object, obtain an dictionary array ref, and pass to your puzzle objec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lp is avail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created Role::EightLetters, and EightLetters::Template to help you get started, if you want to base your OO module on Moo.</text:p>
              </text:list-item>
              <text:list-item>
                <text:p>The dictionary is implemented via the module at lib/Dictionary.p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contribute a 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Easiest (for me)</text:span>: Fork the <text:span text:style-name="T8">Github</text:span> repo, add your module, issue a pull request.</text:p>
                <text:list>
                  <text:list-item>
                    <text:p><text:a xlink:href="https://github.com/daoswald/eight-letters" xlink:type="simple">https://github.com/daoswald/eight-letters</text:a></text:p>
                  </text:list-item>
                  <text:list-item>
                    <text:p>https://github.com/daoswald/eight-letters.git</text:p>
                  </text:list-item>
                </text:list>
              </text:list-item>
              <text:list-item>
                <text:p>Also ok: Just <text:span text:style-name="T8">email</text:span> me your module submission along with any special notes I need to be aware of.</text:p>
                <text:list>
                  <text:list-item>
                    <text:p><text:a xlink:href="mailto:daoswald@gmail.com" xlink:type="simple">daoswald@gmail.com</text:a></text:p>
                  </text:list-item>
                </text:list>
              </text:list-item>
              <text:list-item>
                <text:p>Please make sure it passes the test script I provided at <text:span text:style-name="T9">t/02-submission.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bmit early, submit oft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r best pure-Perl, and best “by any means” submissions will both be considered.</text:p>
              </text:list-item>
              <text:list-item>
                <text:p>Submit several differently implemented modules, just for fun.</text:p>
              </text:list-item>
              <text:list-item>
                <text:p>Modify a module you've already submitted (especially if using the GitHub fork/pull paradigm).</text:p>
              </text:list-item>
              <text:list-item>
                <text:p>Look at what others have submitted, but don't plagiarize please. Make your submission your own.</text:p>
              </text:list-item>
              <text:list-item>
                <text:p>Feel free to ask questions and discuss on the mailing li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winners get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...to brag next month.</text:p>
              </text:list-item>
              <text:list-item>
                <text:p>...to possibly pit their solutions against LA-PM and TO-PM's best.</text:p>
              </text:list-item>
              <text:list-item>
                <text:p>...maybe a t-shirt, if I can get someone to contribute a couple of them for us. ;-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Liberation Mono1" svg:font-family="'Liberation Mono'" style:font-family-generic="modern" style:font-pitch="fixed"/>
    <style:font-face style:name="FreeMono" svg:font-family="FreeMono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3T23:45:34.311500409</meta:creation-date>
    <dc:date>2014-01-14T17:50:05.387158139</dc:date>
    <meta:editing-duration>PT3M19S</meta:editing-duration>
    <meta:editing-cycles>2</meta:editing-cycles>
    <meta:generator>LibreOffice/4.1.3.2$Linux_X86_64 LibreOffice_project/410m0$Build-2</meta:generator>
    <dc:creator>David Oswald</dc:creator>
    <meta:document-statistic meta:object-count="67"/>
  </office:meta>
</office:document-meta>
</file>